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4: child health</text:span></text:p>
      <text:p text:style-name="P1"><text:span text:style-name="T1">1.2 Identify treatments for common childhood illnesses</text:span></text:p>
      <text:p text:style-name="P1"><text:span text:style-name="T1">Chicken pox are very highly contagious and the itching can be soothed with some calmamine lotion, however there is no specific treatment; this is because there is no way that they are able to cure something that naturally happens in children. For the common cold there, again, there is no set cure for the common cold but the practitioner needs to make sure that they have plenty of fluids as to make sure that they don't become dehydrated, they could also try to give them some medicines that could help them get over the cold easiler and quicker. </text:span></text:p>
      <text:p text:style-name="P1"><text:span text:style-name="T1">When the child has the mumps then you need to make sure that they are having pleanty of calpol to help them with the illness and to take away the pain. It should also help them take away the swelling in the glands and make it easier for them to drink and eat. For the hand, foot and mouth illness the child's parents<text:s text:c="2"/>also need to make sure that they have plenty of fluids and yet again for this illness there is no cure, the child needs to make sure that they are having loads of rest so that they are able to recharge and let their body heal itself. </text:span></text:p>
      <text:p text:style-name="P1"><text:span text:style-name="T1">The last way to treat the illness whooping cough is to make sure that they go to the doctors for them to give the child some antibiotics that should help with the infection, they also need to make sure that the child has been given loads of rest so that they have time to gather themselves up again and to make sure that they are able to let the body heal itself. </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